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639c"/>
    </style:style>
    <style:style style:name="P2" style:family="paragraph" style:parent-style-name="Standard">
      <style:text-properties fo:language="es" fo:country="ES" officeooo:paragraph-rsid="0000639c"/>
    </style:style>
    <style:style style:name="P3" style:family="paragraph" style:parent-style-name="Standard">
      <style:text-properties fo:language="es" fo:country="ES" fo:font-weight="bold" officeooo:rsid="0000639c" officeooo:paragraph-rsid="0000639c" style:font-weight-asian="bold" style:font-weight-complex="bold"/>
    </style:style>
    <style:style style:name="P4" style:family="paragraph" style:parent-style-name="Standard">
      <style:text-properties fo:font-weight="bold" officeooo:rsid="0000639c" officeooo:paragraph-rsid="0000639c" style:font-weight-asian="bold" style:font-weight-complex="bold"/>
    </style:style>
    <style:style style:name="T1" style:family="text">
      <style:text-properties fo:color="#0000ff" fo:language="es" fo:country="ES"/>
    </style:style>
    <style:style style:name="T2" style:family="text">
      <style:text-properties fo:color="#808080" fo:language="es" fo:country="ES"/>
    </style:style>
    <style:style style:name="T3" style:family="text">
      <style:text-properties fo:color="#8000ff" fo:language="es" fo:country="ES"/>
    </style:style>
    <style:style style:name="T4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) ¿Puede finalizar abruptamente esta porción de código?</text:p>
      <text:p text:style-name="P1"><text:span text:style-name="T4"><text:line-break/></text:span><text:span text:style-name="_5f_JavaIdent"><text:span text:style-name="T4">Scanner</text:span></text:span><text:span text:style-name="T4"> </text:span><text:span text:style-name="_5f_JavaIdent"><text:span text:style-name="T4">teclado</text:span></text:span><text:span text:style-name="T4"> </text:span><text:span text:style-name="_5f_OOoComputerSpecial"><text:span text:style-name="T4">=</text:span></text:span><text:span text:style-name="T4"> </text:span><text:span text:style-name="_5f_JavaKeyWord"><text:span text:style-name="T4">new</text:span></text:span><text:span text:style-name="T1"> </text:span><text:span text:style-name="_5f_JavaIdent"><text:span text:style-name="T4">Scanner</text:span></text:span><text:span text:style-name="_5f_OOoComputerSpecial"><text:span text:style-name="T4">(</text:span></text:span><text:span text:style-name="_5f_JavaIdent"><text:span text:style-name="T4">System.in</text:span></text:span><text:span text:style-name="_5f_OOoComputerSpecial"><text:span text:style-name="T4">);</text:span></text:span><text:span text:style-name="T4"><text:line-break/></text:span><text:span text:style-name="_5f_JavaIdent"><text:span text:style-name="T4">System.out.print</text:span></text:span><text:span text:style-name="_5f_OOoComputerSpecial"><text:span text:style-name="T4">(</text:span></text:span><text:span text:style-name="_5f_JavaLiteral"><text:span text:style-name="T4">"Num 1: "</text:span></text:span><text:span text:style-name="_5f_OOoComputerSpecial"><text:span text:style-name="T4">);</text:span></text:span><text:span text:style-name="_5f_JavaKeyWord"><text:span text:style-name="T4">int</text:span></text:span><text:span text:style-name="T3"> </text:span><text:span text:style-name="_5f_JavaIdent"><text:span text:style-name="T4">num1</text:span></text:span><text:span text:style-name="T4"> </text:span><text:span text:style-name="_5f_OOoComputerSpecial"><text:span text:style-name="T4">=</text:span></text:span><text:span text:style-name="T4"> </text:span><text:span text:style-name="_5f_JavaIdent"><text:span text:style-name="T4">teclado.nextInt</text:span></text:span><text:span text:style-name="_5f_OOoComputerSpecial"><text:span text:style-name="T4">();</text:span></text:span><text:span text:style-name="T4"><text:line-break/></text:span><text:span text:style-name="_5f_JavaIdent"><text:span text:style-name="T4">System.out.print</text:span></text:span><text:span text:style-name="_5f_OOoComputerSpecial"><text:span text:style-name="T4">(</text:span></text:span><text:span text:style-name="_5f_JavaLiteral"><text:span text:style-name="T4">"Num 2: "</text:span></text:span><text:span text:style-name="_5f_OOoComputerSpecial"><text:span text:style-name="T4">);</text:span></text:span><text:span text:style-name="_5f_JavaKeyWord"><text:span text:style-name="T4">int</text:span></text:span><text:span text:style-name="T3"> </text:span><text:span text:style-name="_5f_JavaIdent"><text:span text:style-name="T4">num2</text:span></text:span><text:span text:style-name="T4"> </text:span><text:span text:style-name="_5f_OOoComputerSpecial"><text:span text:style-name="T4">=</text:span></text:span><text:span text:style-name="T4"> </text:span><text:span text:style-name="_5f_JavaIdent"><text:span text:style-name="T4">teclado.nextInt</text:span></text:span><text:span text:style-name="_5f_OOoComputerSpecial"><text:span text:style-name="T4">();</text:span></text:span><text:span text:style-name="T4"><text:line-break/></text:span><text:span text:style-name="_5f_JavaIdent"><text:span text:style-name="T4">System.out.println</text:span></text:span><text:span text:style-name="_5f_OOoComputerSpecial"><text:span text:style-name="T4">(</text:span></text:span><text:span text:style-name="_5f_JavaLiteral"><text:span text:style-name="T4">"div="</text:span></text:span><text:span text:style-name="T2"> </text:span><text:span text:style-name="_5f_OOoComputerSpecial"><text:span text:style-name="T4">+</text:span></text:span><text:span text:style-name="T4"> </text:span><text:span text:style-name="_5f_JavaIdent"><text:span text:style-name="T4">num1</text:span></text:span><text:span text:style-name="T4"> </text:span><text:span text:style-name="_5f_JavaIdent"><text:span text:style-name="T4">/ num2</text:span></text:span><text:span text:style-name="_5f_OOoComputerSpecial"><text:span text:style-name="T4">);</text:span></text:span></text:p>
      <text:p text:style-name="P2"/>
      <text:p text:style-name="P3">Si, si se introduce un 0 en el Num2 nos provocaría una excepción</text:p>
      <text:p text:style-name="P2"/>
      <text:p text:style-name="P2"><text:line-break/>b) ¿Qué muestra este código? ¿Finaliza el programa abruptamente?</text:p>
      <text:p text:style-name="P1"><text:span text:style-name="T4"><text:line-break/></text:span><text:span text:style-name="_5f_JavaKeyWord"><text:span text:style-name="T4">int</text:span></text:span><text:span text:style-name="T3"> </text:span><text:span text:style-name="_5f_OOoComputerSpecial"><text:span text:style-name="T4">[]</text:span></text:span><text:span text:style-name="T4"> </text:span><text:span text:style-name="_5f_JavaIdent"><text:span text:style-name="T4">a</text:span></text:span><text:span text:style-name="T4"> </text:span><text:span text:style-name="_5f_OOoComputerSpecial"><text:span text:style-name="T4">=</text:span></text:span><text:span text:style-name="T4"> </text:span><text:span text:style-name="_5f_JavaKeyWord"><text:span text:style-name="T4">new</text:span></text:span><text:span text:style-name="T1"> </text:span><text:span text:style-name="_5f_JavaKeyWord"><text:span text:style-name="T4">int</text:span></text:span><text:span text:style-name="T3"> </text:span><text:span text:style-name="_5f_OOoComputerSpecial"><text:span text:style-name="T4">[]</text:span></text:span><text:span text:style-name="T4"> </text:span><text:span text:style-name="_5f_OOoComputerSpecial"><text:span text:style-name="T4">{</text:span></text:span><text:span text:style-name="_5f_JavaNumber"><text:span text:style-name="T4">1</text:span></text:span><text:span text:style-name="_5f_OOoComputerSpecial"><text:span text:style-name="T4">,</text:span></text:span><text:span text:style-name="_5f_JavaNumber"><text:span text:style-name="T4">2</text:span></text:span><text:span text:style-name="_5f_OOoComputerSpecial"><text:span text:style-name="T4">,</text:span></text:span><text:span text:style-name="_5f_JavaNumber"><text:span text:style-name="T4">3</text:span></text:span><text:span text:style-name="_5f_OOoComputerSpecial"><text:span text:style-name="T4">,</text:span></text:span><text:span text:style-name="_5f_JavaNumber"><text:span text:style-name="T4">4</text:span></text:span><text:span text:style-name="_5f_OOoComputerSpecial"><text:span text:style-name="T4">,</text:span></text:span><text:span text:style-name="_5f_JavaNumber"><text:span text:style-name="T4">5</text:span></text:span><text:span text:style-name="_5f_OOoComputerSpecial"><text:span text:style-name="T4">};</text:span></text:span><text:span text:style-name="T4"><text:line-break/></text:span><text:span text:style-name="_5f_JavaKeyWord"><text:span text:style-name="T4">int</text:span></text:span><text:span text:style-name="T3"> </text:span><text:span text:style-name="_5f_JavaIdent"><text:span text:style-name="T4">p</text:span></text:span><text:span text:style-name="T4"> </text:span><text:span text:style-name="_5f_OOoComputerSpecial"><text:span text:style-name="T4">=</text:span></text:span><text:span text:style-name="T4"> </text:span><text:span text:style-name="_5f_OOoComputerSpecial"><text:span text:style-name="T4">-</text:span></text:span><text:span text:style-name="_5f_JavaNumber"><text:span text:style-name="T4">1</text:span></text:span><text:span text:style-name="_5f_OOoComputerSpecial"><text:span text:style-name="T4">;</text:span></text:span><text:span text:style-name="T4"><text:line-break/></text:span><text:span text:style-name="_5f_JavaKeyWord"><text:span text:style-name="T4">try</text:span></text:span><text:span text:style-name="T1"> </text:span><text:span text:style-name="_5f_OOoComputerSpecial"><text:span text:style-name="T4">{</text:span></text:span><text:span text:style-name="T4"> </text:span><text:span text:style-name="_5f_JavaIdent"><text:span text:style-name="T4">System.out.print</text:span></text:span><text:span text:style-name="_5f_OOoComputerSpecial"><text:span text:style-name="T4">(</text:span></text:span><text:span text:style-name="_5f_JavaIdent"><text:span text:style-name="T4">a</text:span></text:span><text:span text:style-name="_5f_OOoComputerSpecial"><text:span text:style-name="T4">[</text:span></text:span><text:span text:style-name="_5f_JavaIdent"><text:span text:style-name="T4">p</text:span></text:span><text:span text:style-name="_5f_OOoComputerSpecial"><text:span text:style-name="T4">]);</text:span></text:span><text:span text:style-name="T4"> </text:span><text:span text:style-name="_5f_OOoComputerSpecial"><text:span text:style-name="T4">}</text:span></text:span><text:span text:style-name="T4"><text:line-break/></text:span><text:span text:style-name="_5f_JavaKeyWord"><text:span text:style-name="T4">catch</text:span></text:span><text:span text:style-name="T1"> </text:span><text:span text:style-name="_5f_OOoComputerSpecial"><text:span text:style-name="T4">(</text:span></text:span><text:span text:style-name="_5f_JavaIdent"><text:span text:style-name="T4">ArrayIndexOutOfBoundsException</text:span></text:span><text:span text:style-name="T4"> </text:span><text:span text:style-name="_5f_JavaIdent"><text:span text:style-name="T4">e</text:span></text:span><text:span text:style-name="T4"> </text:span><text:span text:style-name="_5f_OOoComputerSpecial"><text:span text:style-name="T4">)</text:span></text:span><text:span text:style-name="T4"> </text:span><text:span text:style-name="_5f_OOoComputerSpecial"><text:span text:style-name="T4">{</text:span></text:span><text:span text:style-name="_5f_JavaIdent"><text:span text:style-name="T4">System.out.print</text:span></text:span><text:span text:style-name="_5f_OOoComputerSpecial"><text:span text:style-name="T4">(</text:span></text:span><text:span text:style-name="_5f_JavaLiteral"><text:span text:style-name="T4">"0"</text:span></text:span><text:span text:style-name="_5f_OOoComputerSpecial"><text:span text:style-name="T4">);</text:span></text:span><text:span text:style-name="T4"> </text:span><text:span text:style-name="_5f_OOoComputerSpecial"><text:span text:style-name="T4">}</text:span></text:span><text:span text:style-name="T4"> <text:line-break/></text:span></text:p>
      <text:p text:style-name="P4"><text:span text:style-name="T4">imprimiría 0 <text:s/>por que al intentar imprimir el array , en principio saltaría una excepción informando de que el la posición del array esta fuera de los limites del mismo , pero al manejar esa excepción se ejecutaría el código que esta en el cat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/>
    </style:style>
    <style:style style:name="_5f_OOoComputerNumber" style:display-name="_OOoComputerNumber" style:family="text" style:parent-style-name="_5f_OOoComputerBase">
      <style:text-properties fo:color="#ff32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AltKeyWord" style:display-name="_OOoComputerAltKeyWord" style:family="text" style:parent-style-name="_5f_OOoComputerBase">
      <style:text-properties fo:color="#32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20-03-24T12:39:28.783000000</dc:date>
    <meta:editing-duration>PT6M37S</meta:editing-duration>
    <meta:editing-cycles>1</meta:editing-cycles>
    <meta:document-statistic meta:table-count="0" meta:image-count="0" meta:object-count="0" meta:page-count="1" meta:paragraph-count="6" meta:word-count="119" meta:character-count="779" meta:non-whitespace-character-count="660"/>
  </office:meta>
</office:document-meta>
</file>